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84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1.9866in"/>
    </style:style>
    <style:style style:name="co7" style:family="table-column">
      <style:table-column-properties fo:break-before="auto" style:column-width="0.7283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0.5783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0.8362in"/>
    </style:style>
    <style:style style:name="co15" style:family="table-column">
      <style:table-column-properties fo:break-before="auto" style:column-width="0.9752in"/>
    </style:style>
    <style:style style:name="co16" style:family="table-column">
      <style:table-column-properties fo:break-before="auto" style:column-width="1.039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6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conte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2" table:default-cell-style-name="Default"/>
        <table:table-column table:style-name="co8" table:visibility="collapse" table:default-cell-style-name="Default"/>
        <table:table-column table:style-name="co12" table:visibility="collapse" table:default-cell-style-name="Default"/>
        <table:table-column table:style-name="co8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row table:style-name="ro1">
          <table:table-cell office:value-type="string" calcext:value-type="string">
            <text:p>contest_name</text:p>
          </table:table-cell>
          <table:table-cell office:value-type="string" calcext:value-type="string">
            <text:p>audit_reason</text:p>
          </table:table-cell>
          <table:table-cell office:value-type="string" calcext:value-type="string">
            <text:p>random_audit_status</text:p>
          </table:table-cell>
          <table:table-cell office:value-type="string" calcext:value-type="string">
            <text:p>winners_allowed</text:p>
          </table:table-cell>
          <table:table-cell office:value-type="string" calcext:value-type="string">
            <text:p>ballot_card_count</text:p>
          </table:table-cell>
          <table:table-cell office:value-type="string" calcext:value-type="string">
            <text:p>contest_ballot_card_count</text:p>
          </table:table-cell>
          <table:table-cell office:value-type="string" calcext:value-type="string">
            <text:p>winners</text:p>
          </table:table-cell>
          <table:table-cell office:value-type="string" calcext:value-type="string">
            <text:p>min_margin</text:p>
          </table:table-cell>
          <table:table-cell office:value-type="string" calcext:value-type="string">
            <text:p>risk_limit</text:p>
          </table:table-cell>
          <table:table-cell office:value-type="string" calcext:value-type="string">
            <text:p>audited_sample_count</text:p>
          </table:table-cell>
          <table:table-cell office:value-type="string" calcext:value-type="string">
            <text:p>two_vote_over_count</text:p>
          </table:table-cell>
          <table:table-cell office:value-type="string" calcext:value-type="string">
            <text:p>one_vote_over_count</text:p>
          </table:table-cell>
          <table:table-cell office:value-type="string" calcext:value-type="string">
            <text:p>one_vote_under_count</text:p>
          </table:table-cell>
          <table:table-cell office:value-type="string" calcext:value-type="string">
            <text:p>two_vote_under_count</text:p>
          </table:table-cell>
          <table:table-cell office:value-type="string" calcext:value-type="string">
            <text:p>disagreement_count</text:p>
          </table:table-cell>
          <table:table-cell office:value-type="string" calcext:value-type="string">
            <text:p>other_count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overstatements</text:p>
          </table:table-cell>
          <table:table-cell office:value-type="string" calcext:value-type="string">
            <text:p>optimistic_samples_to_audit</text:p>
          </table:table-cell>
          <table:table-cell office:value-type="string" calcext:value-type="string">
            <text:p>estimated_samples_to_audit</text:p>
          </table:table-cell>
          <table:table-cell/>
          <table:table-cell office:value-type="string" calcext:value-type="string">
            <text:p>recommendations</text:p>
          </table:table-cell>
          <table:table-cell office:value-type="string" calcext:value-type="string">
            <text:p>county</text:p>
          </table:table-cell>
        </table:table-row>
        <table:table-row table:style-name="ro1" table:visibility="filter">
          <table:table-cell office:value-type="string" calcext:value-type="string">
            <text:p>Adams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Ken Muss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Hieu Truong Nguy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Josh Zygielbau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Karen Hoop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Emma Pin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Sean Fores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Commissioner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Steve O'Dorisi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Commissioner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Joseph P Domenic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Monica Broncucia-Jord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Zach Ar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s County Sheriff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Gene Claps"</text:p>
          </table:table-cell>
          <table:table-cell office:value-type="float" office:value="4313" calcext:value-type="float">
            <text:p>43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Mike "Mac" McIntos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Ernie Trujill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Alex Villag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Stan Mar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s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Joe O'Dea"</text:p>
          </table:table-cell>
          <table:table-cell office:value-type="float" office:value="2377" calcext:value-type="float">
            <text:p>23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amos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Sandra J. Hoste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amosa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"Nicole Jaramill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amos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Mari Felix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mosa County Commissioner -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Arlan Van Ry"</text:p>
          </table:table-cell>
          <table:table-cell office:value-type="float" office:value="689" calcext:value-type="float">
            <text:p>6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mos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Joe Dzuris"</text:p>
          </table:table-cell>
          <table:table-cell office:value-type="float" office:value="224" calcext:value-type="float">
            <text:p>2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/>
          <table:table-cell office:value-type="string" calcext:value-type="string">
            <text:p>better driver</text:p>
          </table:table-cell>
          <table:table-cell/>
        </table:table-row>
        <table:table-row table:style-name="ro1" table:visibility="filter">
          <table:table-cell office:value-type="string" calcext:value-type="string">
            <text:p>Alamosa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"Robert Jack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amosa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Daniel M. Russ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amos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Amy McKin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PK Kais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Bob Andrew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Joan Lop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Caroline Corn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2121" calcext:value-type="float">
            <text:p>12121</text:p>
          </table:table-cell>
          <table:table-cell office:value-type="string" calcext:value-type="string">
            <text:p>"Jessica Campbell-Swa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pahoe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4214" calcext:value-type="float">
            <text:p>14214</text:p>
          </table:table-cell>
          <table:table-cell office:value-type="string" calcext:value-type="string">
            <text:p>"Mark Gotto"</text:p>
          </table:table-cell>
          <table:table-cell office:value-type="float" office:value="734" calcext:value-type="float">
            <text:p>7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39" calcext:value-type="float">
            <text:p>1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pahoe County Commissioner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"Leslie Summey"</text:p>
          </table:table-cell>
          <table:table-cell office:value-type="float" office:value="209" calcext:value-type="float">
            <text:p>2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7" calcext:value-type="float">
            <text:p>39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Commissioner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8131" calcext:value-type="float">
            <text:p>8131</text:p>
          </table:table-cell>
          <table:table-cell office:value-type="string" calcext:value-type="string">
            <text:p>"Bob Ro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Kelly C. Lea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Ron Bouch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Tyler Scott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Kevin S. Edli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pahoe County - State Senator - District 27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6590" calcext:value-type="float">
            <text:p>16590</text:p>
          </table:table-cell>
          <table:table-cell office:value-type="string" calcext:value-type="string">
            <text:p>"Tom Kim"</text:p>
          </table:table-cell>
          <table:table-cell office:value-type="float" office:value="6325" calcext:value-type="float">
            <text:p>632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Michael Roger Wester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Marsha Berz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chulet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Johanna Tully-Elli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chulet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Kristy Archule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uleta County Commissioner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Veronica Medina"</text:p>
          </table:table-cell>
          <table:table-cell office:value-type="float" office:value="267" calcext:value-type="float">
            <text:p>2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chulet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Brandon L. Bishop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ulet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Mike Le Roux"</text:p>
          </table:table-cell>
          <table:table-cell office:value-type="float" office:value="926" calcext:value-type="float">
            <text:p>9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Archulet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Elsa P. Whit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ttorney General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Phil Weis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ttorney General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John Kell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c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"Gayla J. Thompson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ca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Sharon Dubois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ca County Commissioner -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James Dubo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ca County Commissioner -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"Shiloh Free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ca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Robert Morrow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a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"Aaron Mack Shiplett"</text:p>
          </table:table-cell>
          <table:table-cell office:value-type="float" office:value="244" calcext:value-type="float">
            <text:p>24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c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"Jozy Stegman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nt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"Guy F Wag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nt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"Lynda G Mos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nt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"Ross Stot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t County Commissioner -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"Alan Stump"</text:p>
          </table:table-cell>
          <table:table-cell office:value-type="float" office:value="140" calcext:value-type="float">
            <text:p>1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n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"Jason Nichol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n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"Jake R Six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n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"Kathy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ulder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Cynthia Braddo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ulder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Molly Fitzpatr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lder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Ashley Stolzmann"</text:p>
          </table:table-cell>
          <table:table-cell office:value-type="float" office:value="68" calcext:value-type="float">
            <text:p>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15" calcext:value-type="float">
            <text:p>86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ulder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Emma R. H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lder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Curtis Johnson"</text:p>
          </table:table-cell>
          <table:table-cell office:value-type="float" office:value="23162" calcext:value-type="float">
            <text:p>231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Boulder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Lee Stade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ulder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Paul Weissman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lder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21147" calcext:value-type="float">
            <text:p>21147</text:p>
          </table:table-cell>
          <table:table-cell office:value-type="string" calcext:value-type="string">
            <text:p>"Joe O'Dea"</text:p>
          </table:table-cell>
          <table:table-cell office:value-type="float" office:value="4294" calcext:value-type="float">
            <text:p>42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mfield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647" calcext:value-type="float">
            <text:p>17647</text:p>
          </table:table-cell>
          <table:table-cell office:value-type="float" office:value="8308" calcext:value-type="float">
            <text:p>8308</text:p>
          </table:table-cell>
          <table:table-cell office:value-type="string" calcext:value-type="string">
            <text:p>"Joe O'Dea"</text:p>
          </table:table-cell>
          <table:table-cell office:value-type="float" office:value="2078" calcext:value-type="float">
            <text:p>20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ffee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"Lori Mitch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ffee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"P.T. Woo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ffee County Commissioner -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"Brandon Becker"</text:p>
          </table:table-cell>
          <table:table-cell office:value-type="float" office:value="276" calcext:value-type="float">
            <text:p>27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ffe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"Jeff Gra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ffe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"John Spezz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ffe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"Delores "Dee Dee" Cop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eyenn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Lacey Wels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eyenn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Allison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eyenne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Ronald R.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eyenne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Raymond Dean Ker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eyenn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Michael L. Buchan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eyenn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Gaila Mitche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yenne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Ron Hanks"</text:p>
          </table:table-cell>
          <table:table-cell office:value-type="float" office:value="94" calcext:value-type="float">
            <text:p>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ear Creek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"Donna A Ge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ear Creek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"Brenda L Corb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ear Creek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"George Marl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ear Creek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"Chris Hegman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ear Creek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"Rick Alb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ear Creek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"Gary Fasel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ear Creek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"Carol Le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r Creek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"Joe O'Dea"</text:p>
          </table:table-cell>
          <table:table-cell office:value-type="float" office:value="219" calcext:value-type="float">
            <text:p>21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ejos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"Naomi Martinez-Keys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ejos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"Nathan Ruybal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ejos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Mitchell Jarvies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ejo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Richard A. Mar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ejos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"Soledad Sandoval Tafoya"</text:p>
          </table:table-cell>
          <table:table-cell office:value-type="float" office:value="243" calcext:value-type="float">
            <text:p>24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ejos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"Martin Ma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ejo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Garth Crowthe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ejos County - State Representative - District 6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Carol Riggenbach"</text:p>
          </table:table-cell>
          <table:table-cell office:value-type="float" office:value="114" calcext:value-type="float">
            <text:p>1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ejos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Martin Reynolds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ejo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Mack M. Crowthe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stilla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Thomas Arag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stilla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Najondine T. Place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illa County Commissioner District 2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Lorraine A. "Lorrie" Quintana"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stilla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Gary Roy Vigi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stilla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Danny R. Sanch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illa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Michael Ray Vigil"</text:p>
          </table:table-cell>
          <table:table-cell office:value-type="float" office:value="122" calcext:value-type="float">
            <text:p>1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Crowley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Douglas K Englan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owley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Melinda "Mindy" Car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owley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Roy Elli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owley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Gary Gib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wley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Terry Reeves"</text:p>
          </table:table-cell>
          <table:table-cell office:value-type="float" office:value="423" calcext:value-type="float">
            <text:p>4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string" calcext:value-type="string">
            <text:p>important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Crowley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Holly McCuisti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wley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Ron Hanks"</text:p>
          </table:table-cell>
          <table:table-cell office:value-type="float" office:value="104" calcext:value-type="float">
            <text:p>10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uster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J.D. Henri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uster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Kelley S. Cam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uster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William R. (Bill) Cand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er County Coron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Bradford Lewis Baltzly"</text:p>
          </table:table-cell>
          <table:table-cell office:value-type="float" office:value="160" calcext:value-type="float">
            <text:p>16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er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Lloyd Rich Smith"</text:p>
          </table:table-cell>
          <table:table-cell office:value-type="float" office:value="271" calcext:value-type="float">
            <text:p>2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Custer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Virginia Trujill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lt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Jolene Geor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lt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Teri A. Stephe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lta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"Dick Gilmor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lta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Mike Lan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lt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Lance B. Bor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lt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Mark Taylo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lt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Lisa J. Tafoy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Ron Hanks"</text:p>
          </table:table-cell>
          <table:table-cell office:value-type="float" office:value="1641" calcext:value-type="float">
            <text:p>16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ver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28019" calcext:value-type="float">
            <text:p>28019</text:p>
          </table:table-cell>
          <table:table-cell office:value-type="string" calcext:value-type="string">
            <text:p>"Joe O'Dea"</text:p>
          </table:table-cell>
          <table:table-cell office:value-type="float" office:value="8879" calcext:value-type="float">
            <text:p>88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lore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Christy Cress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lore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Lana Hanco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lores County Commissioner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Julie R Kib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lore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Aaron Hank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lore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Mike Stee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lores County Treasur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Taylor L Funk"</text:p>
          </table:table-cell>
          <table:table-cell office:value-type="float" office:value="384" calcext:value-type="float">
            <text:p>3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lores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Ron Hanks"</text:p>
          </table:table-cell>
          <table:table-cell office:value-type="float" office:value="222" calcext:value-type="float">
            <text:p>2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ugla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Toby Damis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uglas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27301" calcext:value-type="float">
            <text:p>27301</text:p>
          </table:table-cell>
          <table:table-cell office:value-type="string" calcext:value-type="string">
            <text:p>"Karen Lindberg Jeff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gla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Sheri Davis"</text:p>
          </table:table-cell>
          <table:table-cell office:value-type="float" office:value="4243" calcext:value-type="float">
            <text:p>424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Douglas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27301" calcext:value-type="float">
            <text:p>27301</text:p>
          </table:table-cell>
          <table:table-cell office:value-type="string" calcext:value-type="string">
            <text:p>"Kari Sol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uglas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Abe Layd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ugla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Raeann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glas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Darren Weekly"</text:p>
          </table:table-cell>
          <table:table-cell office:value-type="float" office:value="631" calcext:value-type="float">
            <text:p>6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2" calcext:value-type="float">
            <text:p>10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uglas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Darrell E. Robert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ugla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Dave G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gle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Mark Chap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gle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Regina O'Bri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gle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Jeanne McQueen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gle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"Brian Brand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gl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Kara Bett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gl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"James Van Bee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gle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Kelly Mi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gle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Teak Simon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gle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"Joe O'Dea"</text:p>
          </table:table-cell>
          <table:table-cell office:value-type="float" office:value="860" calcext:value-type="float">
            <text:p>86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bert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Susan Murph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bert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Rhonda Brau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bert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Dallas Schroe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ber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Sandra Graef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ber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Timothy D. Nor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ber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Sheryl (Sherry) Hewl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bert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Joe O'Dea"</text:p>
          </table:table-cell>
          <table:table-cell office:value-type="float" office:value="171" calcext:value-type="float">
            <text:p>1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2" calcext:value-type="float">
            <text:p>3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Renee L. Rei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Mark Flut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Lisa Wilk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Paso County Clerk and Record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Steve Schleiker"</text:p>
          </table:table-cell>
          <table:table-cell office:value-type="float" office:value="27314" calcext:value-type="float">
            <text:p>273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449" calcext:value-type="float">
            <text:p>9449</text:p>
          </table:table-cell>
          <table:table-cell office:value-type="string" calcext:value-type="string">
            <text:p>"Ryan Luc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Paso County Commissioner - District 1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30115" calcext:value-type="float">
            <text:p>30115</text:p>
          </table:table-cell>
          <table:table-cell office:value-type="string" calcext:value-type="string">
            <text:p>"Holly Williams"</text:p>
          </table:table-cell>
          <table:table-cell office:value-type="float" office:value="6537" calcext:value-type="float">
            <text:p>65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Commissioner - District 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"John Jarr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Paso County Commissioner - District 5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5685" calcext:value-type="float">
            <text:p>15685</text:p>
          </table:table-cell>
          <table:table-cell office:value-type="string" calcext:value-type="string">
            <text:p>"Cami Bremer"</text:p>
          </table:table-cell>
          <table:table-cell office:value-type="float" office:value="5438" calcext:value-type="float">
            <text:p>543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Bridget Gar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Paso County Coron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Leon Kelly"</text:p>
          </table:table-cell>
          <table:table-cell office:value-type="float" office:value="30596" calcext:value-type="float">
            <text:p>305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John K. Fo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Paso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Joe Roybal"</text:p>
          </table:table-cell>
          <table:table-cell office:value-type="float" office:value="31935" calcext:value-type="float">
            <text:p>319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Richard Mariott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Richard William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Paso County Treasur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Chuck Broerman"</text:p>
          </table:table-cell>
          <table:table-cell office:value-type="float" office:value="25282" calcext:value-type="float">
            <text:p>2528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mont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Stacey Seifert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mont County Board of County Commissioners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Debbie Bell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mont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Justin D Grantha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mon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Randy V. Kelle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mon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Allen Coo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mon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Kathy Elliott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mont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Ron Hanks"</text:p>
          </table:table-cell>
          <table:table-cell office:value-type="float" office:value="1180" calcext:value-type="float">
            <text:p>118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Jim Yellic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"Becky Mo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Jackie Harm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"Ryan Gord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Tom Jankovsk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Rob Glassmir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Lou Vallari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field County - State Representative - District 57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"Elizabeth Velasco"</text:p>
          </table:table-cell>
          <table:table-cell office:value-type="float" office:value="1376" calcext:value-type="float">
            <text:p>137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Scott Aib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"Aron Dia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Carrie Cou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field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Joe O'Dea"</text:p>
          </table:table-cell>
          <table:table-cell office:value-type="float" office:value="577" calcext:value-type="float">
            <text:p>5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lpin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Ashley Mar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lpi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"Rebecca (Becky) Shir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lpin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Sahari McCorm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lpin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Susan Berum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lpin County Commissioner -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"Joe Marr"</text:p>
          </table:table-cell>
          <table:table-cell office:value-type="float" office:value="540" calcext:value-type="float">
            <text:p>5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lpin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Zane G. Laubh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lpi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"Kevin M. Armstro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lpin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Corey Diek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lpi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"Mary R. Loren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vern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Jared Pol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ernor - REP</text:p>
          </table:table-cell>
          <table:table-cell office:value-type="string" calcext:value-type="string">
            <text:p>state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Heidi Ganahl"</text:p>
          </table:table-cell>
          <table:table-cell office:value-type="float" office:value="48962" calcext:value-type="float">
            <text:p>489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Tom Weyder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"Abby Lo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Jolene Stetson Lin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"Steven (Steve) Skin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Randy Geor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Tawnya Bai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Brett Schroetl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Warren Dale W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Frank DeLa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Joe O'Dea"</text:p>
          </table:table-cell>
          <table:table-cell office:value-type="float" office:value="262" calcext:value-type="float">
            <text:p>2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unnison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Kristy McFarlan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unnison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Kathy Similli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unnison County Commissioner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Laura Puckett Daniel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unnison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"Rich Eva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unnison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Michael Bar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nison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Adam Frisch"</text:p>
          </table:table-cell>
          <table:table-cell office:value-type="float" office:value="225" calcext:value-type="float">
            <text:p>22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unnis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"Debbie Dunba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nison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"Joe O'Dea"</text:p>
          </table:table-cell>
          <table:table-cell office:value-type="float" office:value="258" calcext:value-type="float">
            <text:p>2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nsdal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Joan Robert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nsdale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Kristine Borch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sdale County - Representative to the 118th United States Congress -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Lauren Boebert"</text:p>
          </table:table-cell>
          <table:table-cell office:value-type="float" office:value="80" calcext:value-type="float">
            <text:p>8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nsdal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Christopher M Kambis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nsdal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Lori L Lawrenc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erfano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Elisha Meadow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erfano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Della L. Du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erfano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"Karl Sporle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erfano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Soledad Sandoval Tafoya"</text:p>
          </table:table-cell>
          <table:table-cell office:value-type="float" office:value="130" calcext:value-type="float">
            <text:p>13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erfano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Bruce New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erfano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"James L. Chamberla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erfano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Debra "Debbie" J. Reynold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ckso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Payton R. Lar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ckso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Hayle M.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ckson County Commissioner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Coby Cork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George E. Crocket"</text:p>
          </table:table-cell>
          <table:table-cell office:value-type="float" office:value="301" calcext:value-type="float">
            <text:p>3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>
          <table:table-cell office:value-type="string" calcext:value-type="string">
            <text:p>Jackson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Jarrod Poley"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ckson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Randall R. Mi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cks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Ekho W. Wya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Scot Kersga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Libby Szab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Amanda Gonzal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Vicki Pyn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Lesley Dahlkem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Donald Rosi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Annette Cann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Matt Archule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Regina "Reggie" Marinell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Ed Brad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Robert J. Henness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Gerald "Jerry" DiTulli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Faye Griff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ow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Marci J Mi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ow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Delisa L Week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owa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Michael Leni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owa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Howard (Butch) Robert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ow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Jimmy R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owa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Bryan Williams"</text:p>
          </table:table-cell>
          <table:table-cell office:value-type="float" office:value="114" calcext:value-type="float">
            <text:p>1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ow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Diana Flo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t Carson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"Abbey Mull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t Carso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Susan Corlis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t Carson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Cory W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t Carso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Randy B. Gor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t Carso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Travis Beld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 Cars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Pamela J. Mills"</text:p>
          </table:table-cell>
          <table:table-cell office:value-type="float" office:value="1215" calcext:value-type="float">
            <text:p>121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>
          <table:table-cell office:value-type="string" calcext:value-type="string">
            <text:p>Kit Carson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Ron Hanks"</text:p>
          </table:table-cell>
          <table:table-cell office:value-type="float" office:value="389" calcext:value-type="float">
            <text:p>3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ke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Miguel Martin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k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"Stephanie McBrid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ke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Tracey Lauritz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k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"Kristol Hewl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ke County Commissioner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Kayla Marcel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k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Alexander Krie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 County - Representative to the 118th United States Congress - District 7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"Erik Aadland"</text:p>
          </table:table-cell>
          <table:table-cell office:value-type="float" office:value="151" calcext:value-type="float">
            <text:p>15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ke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Hal Edward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"Heath Speckman"</text:p>
          </table:table-cell>
          <table:table-cell office:value-type="float" office:value="416" calcext:value-type="float">
            <text:p>4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Lake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Padraic D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Plata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Carrie Wood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Plata County Commissioner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Clyde Chur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Plata County Commissioner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11718" calcext:value-type="float">
            <text:p>11718</text:p>
          </table:table-cell>
          <table:table-cell office:value-type="string" calcext:value-type="string">
            <text:p>"Brad Bla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Plat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11718" calcext:value-type="float">
            <text:p>11718</text:p>
          </table:table-cell>
          <table:table-cell office:value-type="string" calcext:value-type="string">
            <text:p>"Jann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Plata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Sean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Plata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Allison Aiche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Plata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11718" calcext:value-type="float">
            <text:p>11718</text:p>
          </table:table-cell>
          <table:table-cell office:value-type="string" calcext:value-type="string">
            <text:p>"Joe O'Dea"</text:p>
          </table:table-cell>
          <table:table-cell office:value-type="float" office:value="1024" calcext:value-type="float">
            <text:p>10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"Bob Overbe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David Eisenbrau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"Toni Ba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Angela My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"John Kefal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Justin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"Stephen Hank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Matt Canag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imer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John J. Feyen"</text:p>
          </table:table-cell>
          <table:table-cell office:value-type="float" office:value="6562" calcext:value-type="float">
            <text:p>65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Tom Donnell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Irene Jos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s Anima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Jodi M Amat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 Animas County Clerk and Recorder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"Henry "Smokey" Guzzo Jr"</text:p>
          </table:table-cell>
          <table:table-cell office:value-type="float" office:value="285" calcext:value-type="float">
            <text:p>2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s Anima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Karrie App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s Animas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Tony Calvin Has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s Anima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Dominic "Junie" Verqu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s Animas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"Derek J Navarett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s Anima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Nicholas "Nick" Mattora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s Animas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"Donna J Leonett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 Animas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Ron Hanks"</text:p>
          </table:table-cell>
          <table:table-cell office:value-type="float" office:value="197" calcext:value-type="float">
            <text:p>19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col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Jeremiah Higg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col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Corinne M. Leng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 County Commissioner District 1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Wayne E. Ewing"</text:p>
          </table:table-cell>
          <table:table-cell office:value-type="float" office:value="448" calcext:value-type="float">
            <text:p>4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col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Andrew S. Loren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col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Tom Nesto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col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James R. (Jim) Coving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ga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Peggy Michael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ga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Pamela M. Bac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gan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Jerry Sonnen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ga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David W. Tennan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ga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Brett Lane Pow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 County - State Representative - District 6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Richard Holtorf"</text:p>
          </table:table-cell>
          <table:table-cell office:value-type="float" office:value="2011" calcext:value-type="float">
            <text:p>20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ga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Patricia Bartl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s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Brent Gof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sa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"Jeffrey Wald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a County Clerk and Record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Bobbie Gross"</text:p>
          </table:table-cell>
          <table:table-cell office:value-type="float" office:value="1441" calcext:value-type="float">
            <text:p>14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sa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"Charles C. Pin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sa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Bobbie Dani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sa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"Meaghan E.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s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Dean Havli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a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"Adam Frisch"</text:p>
          </table:table-cell>
          <table:table-cell office:value-type="float" office:value="1525" calcext:value-type="float">
            <text:p>152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Todd Rowell"</text:p>
          </table:table-cell>
          <table:table-cell office:value-type="float" office:value="12841" calcext:value-type="float">
            <text:p>128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Mesa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Scott Thomp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s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Sheila Rei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eral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"Stasha Birds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eral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Libby Lamb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eral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Eryn K Wint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eral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"R. Scott Lamb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eral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"Jimmy K Adel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eral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"Fred Hosselku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eral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Terry Wether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eral County - State Representative - District 6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Carol Riggenbach"</text:p>
          </table:table-cell>
          <table:table-cell office:value-type="float" office:value="42" calcext:value-type="float">
            <text:p>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eral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Amy Wether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ffat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Larona McPh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ffat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Stacy Morg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ffat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Donald Broo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ffa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Jesse Arthu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ffa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KC Hum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ffat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Wilbert Alan Ba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ffa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Robert Razza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ffat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Ron Hanks"</text:p>
          </table:table-cell>
          <table:table-cell office:value-type="float" office:value="692" calcext:value-type="float">
            <text:p>6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ezum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Kim Perc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zuma County Commissioner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Jim Candelaria"</text:p>
          </table:table-cell>
          <table:table-cell office:value-type="float" office:value="72" calcext:value-type="float">
            <text:p>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7" calcext:value-type="float">
            <text:p>757</text:p>
          </table:table-cell>
          <table:table-cell/>
          <table:table-cell office:value-type="string" calcext:value-type="string">
            <text:p>interesting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ezuma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Gerald Woffard Koppenhaf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ezum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George W. Deav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ezum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Steven Nowl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ezum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Ellen Bla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zuma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Ron Hanks"</text:p>
          </table:table-cell>
          <table:table-cell office:value-type="float" office:value="659" calcext:value-type="float">
            <text:p>65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ros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Brad Hugh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ros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Tressa Guy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rose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Sue Han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rose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Richard "Rick" Fellabau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ros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Gene R. Lillard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ros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Rosemary Murph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rose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Ron Hanks"</text:p>
          </table:table-cell>
          <table:table-cell office:value-type="float" office:value="1495" calcext:value-type="float">
            <text:p>14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rga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Tim Am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gan County Clerk and Record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Kevin Strauch"</text:p>
          </table:table-cell>
          <table:table-cell office:value-type="float" office:value="958" calcext:value-type="float">
            <text:p>9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rgan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Jon Bec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ga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Mike Dahl"</text:p>
          </table:table-cell>
          <table:table-cell office:value-type="float" office:value="1491" calcext:value-type="float">
            <text:p>14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Morga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David (Dave) D. Mar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rga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Robert "Bob" Sag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tero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Ken R Hoo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tero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Lynda "Lyn" Sc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ero County Commissioner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Timothy J Knabenshue"</text:p>
          </table:table-cell>
          <table:table-cell office:value-type="float" office:value="438" calcext:value-type="float">
            <text:p>43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tero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Robert M Fow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tero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Shawn Mob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tero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Sharon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uray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92" calcext:value-type="float">
            <text:p>239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"Glynn M William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ray County - Representative to the 118th United States Congress -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92" calcext:value-type="float">
            <text:p>2392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"Don Coram"</text:p>
          </table:table-cell>
          <table:table-cell office:value-type="float" office:value="158" calcext:value-type="float">
            <text:p>1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uray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92" calcext:value-type="float">
            <text:p>239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"Jill Mihelich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Trice Hufnag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Monica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Joann R Blas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Milena "Mel" Kassel"</text:p>
          </table:table-cell>
          <table:table-cell office:value-type="float" office:value="759" calcext:value-type="float">
            <text:p>75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Park County Commissioner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Ashley Girod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 County Commissioner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David B Wissel"</text:p>
          </table:table-cell>
          <table:table-cell office:value-type="float" office:value="130" calcext:value-type="float">
            <text:p>13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7" calcext:value-type="float">
            <text:p>28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Gwendolyn Kay Morg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David E Kintz J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Evan Cuthber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Tom McGra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Jack Kirb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Jim Stockbrid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Amy Flin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hillip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Douglas D. Kame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hillip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Madene "Beth" Zil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hillips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Terry L. Hofmeis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hillip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Thomas C. Elli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hillip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Steve You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lips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Ron Hanks"</text:p>
          </table:table-cell>
          <table:table-cell office:value-type="float" office:value="201" calcext:value-type="float">
            <text:p>2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kin County Sheriff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45" calcext:value-type="float">
            <text:p>5345</text:p>
          </table:table-cell>
          <table:table-cell office:value-type="string" calcext:value-type="string">
            <text:p>"Joe DiSalvo"</text:p>
          </table:table-cell>
          <table:table-cell office:value-type="float" office:value="995" calcext:value-type="float">
            <text:p>9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kin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45" calcext:value-type="float">
            <text:p>5345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"Joe O'Dea"</text:p>
          </table:table-cell>
          <table:table-cell office:value-type="float" office:value="491" calcext:value-type="float">
            <text:p>4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wer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Andy Wya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wer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Jana Co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wers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Ron Coo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wers County Coron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Thomas Dunagan"</text:p>
          </table:table-cell>
          <table:table-cell office:value-type="float" office:value="556" calcext:value-type="float">
            <text:p>5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wer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Sam Zord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wer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Judy L. Witt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eblo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Frank R. Belt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eblo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J. Angel Lew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eblo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Candace Rivera"</text:p>
          </table:table-cell>
          <table:table-cell office:value-type="float" office:value="7558" calcext:value-type="float">
            <text:p>75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>
          <table:table-cell office:value-type="string" calcext:value-type="string">
            <text:p>Pueblo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Nathan Baxter"</text:p>
          </table:table-cell>
          <table:table-cell office:value-type="float" office:value="3071" calcext:value-type="float">
            <text:p>30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>
          <table:table-cell office:value-type="string" calcext:value-type="string">
            <text:p>Pueblo County Commissioner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8941" calcext:value-type="float">
            <text:p>18941</text:p>
          </table:table-cell>
          <table:table-cell office:value-type="string" calcext:value-type="string">
            <text:p>"Roxy Pignanelli"</text:p>
          </table:table-cell>
          <table:table-cell office:value-type="float" office:value="1323" calcext:value-type="float">
            <text:p>13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eblo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617" calcext:value-type="float">
            <text:p>17617</text:p>
          </table:table-cell>
          <table:table-cell office:value-type="string" calcext:value-type="string">
            <text:p>"Zach Swearing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eblo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Zolanye McCulley-Bachich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eblo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Brian Co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eblo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David J. Lucer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eblo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Joey Muss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eblo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Randy Reev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eblo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Kim Archuletta"</text:p>
          </table:table-cell>
          <table:table-cell office:value-type="float" office:value="1496" calcext:value-type="float">
            <text:p>14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Pueblo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Michelle M. Gra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t of the University of Colorado - Congressional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99810" calcext:value-type="float">
            <text:p>99810</text:p>
          </table:table-cell>
          <table:table-cell office:value-type="string" calcext:value-type="string">
            <text:p>"Wanda L. James"</text:p>
          </table:table-cell>
          <table:table-cell office:value-type="float" office:value="2283" calcext:value-type="float">
            <text:p>22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4" calcext:value-type="float">
            <text:p>1214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Regent of the University of Colorado - Congressional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28228" calcext:value-type="float">
            <text:p>28228</text:p>
          </table:table-cell>
          <table:table-cell office:value-type="string" calcext:value-type="string">
            <text:p>"Amy Na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gent of the University of Colorado - Congressional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97429" calcext:value-type="float">
            <text:p>597429</text:p>
          </table:table-cell>
          <table:table-cell office:value-type="float" office:value="47533" calcext:value-type="float">
            <text:p>47533</text:p>
          </table:table-cell>
          <table:table-cell office:value-type="string" calcext:value-type="string">
            <text:p>"Jack Barring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gent of the University of Colorado - Congressional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97429" calcext:value-type="float">
            <text:p>597429</text:p>
          </table:table-cell>
          <table:table-cell office:value-type="float" office:value="127399" calcext:value-type="float">
            <text:p>127399</text:p>
          </table:table-cell>
          <table:table-cell office:value-type="string" calcext:value-type="string">
            <text:p>"Frank McNul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gent of the University of Colorado - Congressional District 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7808" calcext:value-type="float">
            <text:p>47808</text:p>
          </table:table-cell>
          <table:table-cell office:value-type="string" calcext:value-type="string">
            <text:p>"Ron Casado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gent of the University of Colorado - Congressional District 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9983" calcext:value-type="float">
            <text:p>99983</text:p>
          </table:table-cell>
          <table:table-cell office:value-type="string" calcext:value-type="string">
            <text:p>"Ken Monter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t of the University of Colorado - Congressional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46976" calcext:value-type="float">
            <text:p>46976</text:p>
          </table:table-cell>
          <table:table-cell office:value-type="string" calcext:value-type="string">
            <text:p>"Yolanda Ortega"</text:p>
          </table:table-cell>
          <table:table-cell office:value-type="float" office:value="4956" calcext:value-type="float">
            <text:p>49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7" calcext:value-type="float">
            <text:p>307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>
          <table:table-cell office:value-type="string" calcext:value-type="string">
            <text:p>Regent of the University of Colorado - Congressional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59924" calcext:value-type="float">
            <text:p>59924</text:p>
          </table:table-cell>
          <table:table-cell office:value-type="string" calcext:value-type="string">
            <text:p>"Mark VanDriel"</text:p>
          </table:table-cell>
          <table:table-cell office:value-type="float" office:value="2536" calcext:value-type="float">
            <text:p>25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9" calcext:value-type="float">
            <text:p>599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>
          <table:table-cell office:value-type="string" calcext:value-type="string">
            <text:p>Representative to the 118th United States Congress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99810" calcext:value-type="float">
            <text:p>99810</text:p>
          </table:table-cell>
          <table:table-cell office:value-type="string" calcext:value-type="string">
            <text:p>"Diana DeGette"</text:p>
          </table:table-cell>
          <table:table-cell office:value-type="float" office:value="60919" calcext:value-type="float">
            <text:p>6091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Representative to the 118th United States Congress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28228" calcext:value-type="float">
            <text:p>28228</text:p>
          </table:table-cell>
          <table:table-cell office:value-type="string" calcext:value-type="string">
            <text:p>"Jennifer Qualter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presentative to the 118th United States Congress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01177" calcext:value-type="float">
            <text:p>401177</text:p>
          </table:table-cell>
          <table:table-cell office:value-type="float" office:value="98600" calcext:value-type="float">
            <text:p>98600</text:p>
          </table:table-cell>
          <table:table-cell office:value-type="string" calcext:value-type="string">
            <text:p>"Joe Negus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presentative to the 118th United States Congress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01177" calcext:value-type="float">
            <text:p>401177</text:p>
          </table:table-cell>
          <table:table-cell office:value-type="float" office:value="62309" calcext:value-type="float">
            <text:p>62309</text:p>
          </table:table-cell>
          <table:table-cell office:value-type="string" calcext:value-type="string">
            <text:p>"Marshall Daw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resentative to the 118th United States Congress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5321" calcext:value-type="float">
            <text:p>145321</text:p>
          </table:table-cell>
          <table:table-cell office:value-type="float" office:value="49814" calcext:value-type="float">
            <text:p>49814</text:p>
          </table:table-cell>
          <table:table-cell office:value-type="string" calcext:value-type="string">
            <text:p>"Soledad Sandoval Tafoya"</text:p>
          </table:table-cell>
          <table:table-cell office:value-type="float" office:value="966" calcext:value-type="float">
            <text:p>9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7" calcext:value-type="float">
            <text:p>1097</text:p>
          </table:table-cell>
          <table:table-cell/>
          <table:table-cell office:value-type="string" calcext:value-type="string">
            <text:p>interesting</text:p>
          </table:table-cell>
          <table:table-cell/>
        </table:table-row>
        <table:table-row table:style-name="ro1">
          <table:table-cell office:value-type="string" calcext:value-type="string">
            <text:p>Representative to the 118th United States Congress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291" calcext:value-type="float">
            <text:p>200291</text:p>
          </table:table-cell>
          <table:table-cell office:value-type="float" office:value="129935" calcext:value-type="float">
            <text:p>129935</text:p>
          </table:table-cell>
          <table:table-cell office:value-type="string" calcext:value-type="string">
            <text:p>"Lauren Boebert"</text:p>
          </table:table-cell>
          <table:table-cell office:value-type="float" office:value="41936" calcext:value-type="float">
            <text:p>419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Representative to the 118th United States Congress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97429" calcext:value-type="float">
            <text:p>597429</text:p>
          </table:table-cell>
          <table:table-cell office:value-type="float" office:value="47533" calcext:value-type="float">
            <text:p>47533</text:p>
          </table:table-cell>
          <table:table-cell office:value-type="string" calcext:value-type="string">
            <text:p>"Ike McCork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resentative to the 118th United States Congress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97429" calcext:value-type="float">
            <text:p>597429</text:p>
          </table:table-cell>
          <table:table-cell office:value-type="float" office:value="127399" calcext:value-type="float">
            <text:p>127399</text:p>
          </table:table-cell>
          <table:table-cell office:value-type="string" calcext:value-type="string">
            <text:p>"Ken Buck"</text:p>
          </table:table-cell>
          <table:table-cell office:value-type="float" office:value="58484" calcext:value-type="float">
            <text:p>584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>
          <table:table-cell office:value-type="string" calcext:value-type="string">
            <text:p>Representative to the 118th United States Congress - District 5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7808" calcext:value-type="float">
            <text:p>47808</text:p>
          </table:table-cell>
          <table:table-cell office:value-type="string" calcext:value-type="string">
            <text:p>"David Torres"</text:p>
          </table:table-cell>
          <table:table-cell office:value-type="float" office:value="4175" calcext:value-type="float">
            <text:p>417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3" calcext:value-type="float">
            <text:p>263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>
          <table:table-cell office:value-type="string" calcext:value-type="string">
            <text:p>Representative to the 118th United States Congress - District 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9983" calcext:value-type="float">
            <text:p>99983</text:p>
          </table:table-cell>
          <table:table-cell office:value-type="string" calcext:value-type="string">
            <text:p>"Doug Lamborn"</text:p>
          </table:table-cell>
          <table:table-cell office:value-type="float" office:value="13509" calcext:value-type="float">
            <text:p>135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Representative to the 118th United States Congress - District 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0751" calcext:value-type="float">
            <text:p>540751</text:p>
          </table:table-cell>
          <table:table-cell office:value-type="float" office:value="64556" calcext:value-type="float">
            <text:p>64556</text:p>
          </table:table-cell>
          <table:table-cell office:value-type="string" calcext:value-type="string">
            <text:p>"Jason Cro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presentative to the 118th United States Congress - District 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0751" calcext:value-type="float">
            <text:p>540751</text:p>
          </table:table-cell>
          <table:table-cell office:value-type="float" office:value="63223" calcext:value-type="float">
            <text:p>63223</text:p>
          </table:table-cell>
          <table:table-cell office:value-type="string" calcext:value-type="string">
            <text:p>"Steven Monah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presentative to the 118th United States Congress - District 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67077" calcext:value-type="float">
            <text:p>467077</text:p>
          </table:table-cell>
          <table:table-cell office:value-type="float" office:value="78445" calcext:value-type="float">
            <text:p>78445</text:p>
          </table:table-cell>
          <table:table-cell office:value-type="string" calcext:value-type="string">
            <text:p>"Brittany Petter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resentative to the 118th United States Congress - District 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65845" calcext:value-type="float">
            <text:p>465845</text:p>
          </table:table-cell>
          <table:table-cell office:value-type="float" office:value="95425" calcext:value-type="float">
            <text:p>95425</text:p>
          </table:table-cell>
          <table:table-cell office:value-type="string" calcext:value-type="string">
            <text:p>"Erik Aadland"</text:p>
          </table:table-cell>
          <table:table-cell office:value-type="float" office:value="10736" calcext:value-type="float">
            <text:p>107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7" calcext:value-type="float">
            <text:p>317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Representative to the 118th United States Congress -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46976" calcext:value-type="float">
            <text:p>46976</text:p>
          </table:table-cell>
          <table:table-cell office:value-type="string" calcext:value-type="string">
            <text:p>"Yadira Carave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resentative to the 118th United States Congress -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59924" calcext:value-type="float">
            <text:p>59924</text:p>
          </table:table-cell>
          <table:table-cell office:value-type="string" calcext:value-type="string">
            <text:p>"Barbara Kirkmeyer"</text:p>
          </table:table-cell>
          <table:table-cell office:value-type="float" office:value="9326" calcext:value-type="float">
            <text:p>93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3" calcext:value-type="float">
            <text:p>163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Rio Blanco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Renae Nei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o Blanco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Shawn M Luc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o Blanco County Commissioner District 1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Douglas A Overton"</text:p>
          </table:table-cell>
          <table:table-cell office:value-type="float" office:value="117" calcext:value-type="float">
            <text:p>11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o Blanco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Jennifer O'Hear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o Blanco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Laura L.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o Blanco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Anthony L Mazzola"</text:p>
          </table:table-cell>
          <table:table-cell office:value-type="float" office:value="147" calcext:value-type="float">
            <text:p>14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Rio Blanco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Jonathan Leif Jo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o Blanco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Rhonna Waldre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o Grand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J.J. Mondrag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o Grand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Cindy H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o Grande County Commissioner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Tyler Ratzlaff"</text:p>
          </table:table-cell>
          <table:table-cell office:value-type="float" office:value="798" calcext:value-type="float">
            <text:p>79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o Grande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Stephen Hunze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o Grande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"Soledad Sandoval Tafoya"</text:p>
          </table:table-cell>
          <table:table-cell office:value-type="float" office:value="121" calcext:value-type="float">
            <text:p>12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o Grand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Anne M. Robi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tt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Gary Pet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tt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"Sonja Macy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tt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Kathi Mey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t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Mitch Loc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tt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"Doug Schera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t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Garrett Wigg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t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Lane Iacovett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t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Joe O'Dea"</text:p>
          </table:table-cell>
          <table:table-cell office:value-type="float" office:value="318" calcext:value-type="float">
            <text:p>3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guache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"Peter Pet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guach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Trish Gilber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guache County Commissioner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"Liza Marr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guache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Jeff Phillip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guach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"Tom Perr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guach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Dan Warw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guach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Regina Swart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guache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Ron Hanks"</text:p>
          </table:table-cell>
          <table:table-cell office:value-type="float" office:value="99" calcext:value-type="float">
            <text:p>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n Miguel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Stephannie Van Damm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n Miguel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Lance Wari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n Miguel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Emil Sant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n Miguel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William S. Mast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n Miguel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J. David Fo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n Miguel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Brandi R. Hatfie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Miguel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"Joe O'Dea"</text:p>
          </table:table-cell>
          <table:table-cell office:value-type="float" office:value="183" calcext:value-type="float">
            <text:p>1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cretary of State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Jena Griswo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y of State - REP</text:p>
          </table:table-cell>
          <table:table-cell office:value-type="string" calcext:value-type="string">
            <text:p>state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Pam Anderson"</text:p>
          </table:table-cell>
          <table:table-cell office:value-type="float" office:value="88558" calcext:value-type="float">
            <text:p>885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dgwick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Eva M. Contrer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dgwick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Christy M. Beck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dgwick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Dr. Ronald Berg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dgwick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Tasha Harr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dgwick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Matthew Crow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gwick County - State Representative - District 6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Richard Holtorf"</text:p>
          </table:table-cell>
          <table:table-cell office:value-type="float" office:value="135" calcext:value-type="float">
            <text:p>1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dgwick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Lori L. Ehm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Board of Education Member - At Large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Kathy Plom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Board of Education Member - At Large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Dan Maloi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Board of Education Member - Congressional District 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7808" calcext:value-type="float">
            <text:p>47808</text:p>
          </table:table-cell>
          <table:table-cell office:value-type="string" calcext:value-type="string">
            <text:p>"Joseph Shel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Board of Education Member - Congressional District 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9983" calcext:value-type="float">
            <text:p>99983</text:p>
          </table:table-cell>
          <table:table-cell office:value-type="string" calcext:value-type="string">
            <text:p>"Steven J. Durha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Board of Education Member - Congressional District 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0751" calcext:value-type="float">
            <text:p>540751</text:p>
          </table:table-cell>
          <table:table-cell office:value-type="float" office:value="64556" calcext:value-type="float">
            <text:p>64556</text:p>
          </table:table-cell>
          <table:table-cell office:value-type="string" calcext:value-type="string">
            <text:p>"Rebecca McClell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Board of Education Member - Congressional District 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0751" calcext:value-type="float">
            <text:p>540751</text:p>
          </table:table-cell>
          <table:table-cell office:value-type="float" office:value="63223" calcext:value-type="float">
            <text:p>63223</text:p>
          </table:table-cell>
          <table:table-cell office:value-type="string" calcext:value-type="string">
            <text:p>"Molly Lama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Board of Education Member - Congressional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46976" calcext:value-type="float">
            <text:p>46976</text:p>
          </table:table-cell>
          <table:table-cell office:value-type="string" calcext:value-type="string">
            <text:p>"Rhonda Sol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Board of Education Member - Congressional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59924" calcext:value-type="float">
            <text:p>59924</text:p>
          </table:table-cell>
          <table:table-cell office:value-type="string" calcext:value-type="string">
            <text:p>"Peggy Propst"</text:p>
          </table:table-cell>
          <table:table-cell office:value-type="float" office:value="6103" calcext:value-type="float">
            <text:p>61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9" calcext:value-type="float">
            <text:p>249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State Representative - District 1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14411" calcext:value-type="float">
            <text:p>14411</text:p>
          </table:table-cell>
          <table:table-cell office:value-type="string" calcext:value-type="string">
            <text:p>"Edie Hoo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"William B. DeOre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12831" calcext:value-type="float">
            <text:p>12831</text:p>
          </table:table-cell>
          <table:table-cell office:value-type="string" calcext:value-type="string">
            <text:p>"Karen McCorm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6992" calcext:value-type="float">
            <text:p>6992</text:p>
          </table:table-cell>
          <table:table-cell office:value-type="string" calcext:value-type="string">
            <text:p>"Tara Menz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8036" calcext:value-type="float">
            <text:p>98036</text:p>
          </table:table-cell>
          <table:table-cell office:value-type="float" office:value="17622" calcext:value-type="float">
            <text:p>17622</text:p>
          </table:table-cell>
          <table:table-cell office:value-type="string" calcext:value-type="string">
            <text:p>"Tracey Bern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8036" calcext:value-type="float">
            <text:p>98036</text:p>
          </table:table-cell>
          <table:table-cell office:value-type="float" office:value="5976" calcext:value-type="float">
            <text:p>5976</text:p>
          </table:table-cell>
          <table:table-cell office:value-type="string" calcext:value-type="string">
            <text:p>"Anya Kirv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695" calcext:value-type="float">
            <text:p>22695</text:p>
          </table:table-cell>
          <table:table-cell office:value-type="float" office:value="9693" calcext:value-type="float">
            <text:p>9693</text:p>
          </table:table-cell>
          <table:table-cell office:value-type="string" calcext:value-type="string">
            <text:p>"Julie McCluski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695" calcext:value-type="float">
            <text:p>22695</text:p>
          </table:table-cell>
          <table:table-cell office:value-type="float" office:value="12421" calcext:value-type="float">
            <text:p>12421</text:p>
          </table:table-cell>
          <table:table-cell office:value-type="string" calcext:value-type="string">
            <text:p>"David Buck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6997" calcext:value-type="float">
            <text:p>6997</text:p>
          </table:table-cell>
          <table:table-cell office:value-type="string" calcext:value-type="string">
            <text:p>"Rob Rog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1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8308" calcext:value-type="float">
            <text:p>18308</text:p>
          </table:table-cell>
          <table:table-cell office:value-type="string" calcext:value-type="string">
            <text:p>"Rose Pugliese"</text:p>
          </table:table-cell>
          <table:table-cell office:value-type="float" office:value="1185" calcext:value-type="float">
            <text:p>11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4" calcext:value-type="float">
            <text:p>9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"Alvin Sex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330" calcext:value-type="float">
            <text:p>10330</text:p>
          </table:table-cell>
          <table:table-cell office:value-type="string" calcext:value-type="string">
            <text:p>"Scott T. Bottom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7466" calcext:value-type="float">
            <text:p>7466</text:p>
          </table:table-cell>
          <table:table-cell office:value-type="string" calcext:value-type="string">
            <text:p>"Stephanie Vigi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1073" calcext:value-type="float">
            <text:p>11073</text:p>
          </table:table-cell>
          <table:table-cell office:value-type="string" calcext:value-type="string">
            <text:p>"Dave Don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1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633" calcext:value-type="float">
            <text:p>4633</text:p>
          </table:table-cell>
          <table:table-cell office:value-type="string" calcext:value-type="string">
            <text:p>"Regina English"</text:p>
          </table:table-cell>
          <table:table-cell office:value-type="float" office:value="352" calcext:value-type="float">
            <text:p>3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09" calcext:value-type="float">
            <text:p>31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"Rachel Inez Stov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7446" calcext:value-type="float">
            <text:p>157446</text:p>
          </table:table-cell>
          <table:table-cell office:value-type="float" office:value="8406" calcext:value-type="float">
            <text:p>8406</text:p>
          </table:table-cell>
          <table:table-cell office:value-type="string" calcext:value-type="string">
            <text:p>"Marc Sny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1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7446" calcext:value-type="float">
            <text:p>157446</text:p>
          </table:table-cell>
          <table:table-cell office:value-type="float" office:value="12707" calcext:value-type="float">
            <text:p>12707</text:p>
          </table:table-cell>
          <table:table-cell office:value-type="string" calcext:value-type="string">
            <text:p>"Shana Black"</text:p>
          </table:table-cell>
          <table:table-cell office:value-type="float" office:value="3831" calcext:value-type="float">
            <text:p>38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5775" calcext:value-type="float">
            <text:p>135775</text:p>
          </table:table-cell>
          <table:table-cell office:value-type="float" office:value="8331" calcext:value-type="float">
            <text:p>8331</text:p>
          </table:table-cell>
          <table:table-cell office:value-type="string" calcext:value-type="string">
            <text:p>"Jennifer Lea Parent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5775" calcext:value-type="float">
            <text:p>135775</text:p>
          </table:table-cell>
          <table:table-cell office:value-type="float" office:value="10399" calcext:value-type="float">
            <text:p>10399</text:p>
          </table:table-cell>
          <table:table-cell office:value-type="string" calcext:value-type="string">
            <text:p>"Dan Woo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604" calcext:value-type="float">
            <text:p>265604</text:p>
          </table:table-cell>
          <table:table-cell office:value-type="float" office:value="8230" calcext:value-type="float">
            <text:p>8230</text:p>
          </table:table-cell>
          <table:table-cell office:value-type="string" calcext:value-type="string">
            <text:p>"Javier Mabr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604" calcext:value-type="float">
            <text:p>265604</text:p>
          </table:table-cell>
          <table:table-cell office:value-type="float" office:value="4478" calcext:value-type="float">
            <text:p>4478</text:p>
          </table:table-cell>
          <table:table-cell office:value-type="string" calcext:value-type="string">
            <text:p>"Guillermo Dia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"Tracey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20004" calcext:value-type="float">
            <text:p>20004</text:p>
          </table:table-cell>
          <table:table-cell office:value-type="string" calcext:value-type="string">
            <text:p>"Don Wi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"Kolten Montgome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21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"Mary Bradfield"</text:p>
          </table:table-cell>
          <table:table-cell office:value-type="float" office:value="1967" calcext:value-type="float">
            <text:p>19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7" calcext:value-type="float">
            <text:p>557</text:p>
          </table:table-cell>
          <table:table-cell table:number-columns-repeated="2"/>
          <table:table-cell office:value-type="string" calcext:value-type="string">
            <text:p>el paso</text:p>
          </table:table-cell>
        </table:table-row>
        <table:table-row table:style-name="ro1" table:visibility="filter">
          <table:table-cell office:value-type="string" calcext:value-type="string">
            <text:p>State Representative - District 2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"Blake Gar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4136" calcext:value-type="float">
            <text:p>14136</text:p>
          </table:table-cell>
          <table:table-cell office:value-type="string" calcext:value-type="string">
            <text:p>"Kenneth G DeGraa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0480" calcext:value-type="float">
            <text:p>10480</text:p>
          </table:table-cell>
          <table:table-cell office:value-type="string" calcext:value-type="string">
            <text:p>"Monica Irasema Du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9397" calcext:value-type="float">
            <text:p>9397</text:p>
          </table:table-cell>
          <table:table-cell office:value-type="string" calcext:value-type="string">
            <text:p>"Fred Cliffo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10486" calcext:value-type="float">
            <text:p>10486</text:p>
          </table:table-cell>
          <table:table-cell office:value-type="string" calcext:value-type="string">
            <text:p>"Lindsey N. Daugher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"Bill Patt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0355" calcext:value-type="float">
            <text:p>10355</text:p>
          </table:table-cell>
          <table:table-cell office:value-type="string" calcext:value-type="string">
            <text:p>"Tammy Sto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25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4969" calcext:value-type="float">
            <text:p>14969</text:p>
          </table:table-cell>
          <table:table-cell office:value-type="string" calcext:value-type="string">
            <text:p>"Colin Larson"</text:p>
          </table:table-cell>
          <table:table-cell office:value-type="float" office:value="4777" calcext:value-type="float">
            <text:p>47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jefferson</text:p>
          </table:table-cell>
        </table:table-row>
        <table:table-row table:style-name="ro1" table:visibility="filter">
          <table:table-cell office:value-type="string" calcext:value-type="string">
            <text:p>State Representative - District 2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048" calcext:value-type="float">
            <text:p>20048</text:p>
          </table:table-cell>
          <table:table-cell office:value-type="float" office:value="6748" calcext:value-type="float">
            <text:p>6748</text:p>
          </table:table-cell>
          <table:table-cell office:value-type="string" calcext:value-type="string">
            <text:p>"Meghan Luke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2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48" calcext:value-type="float">
            <text:p>20048</text:p>
          </table:table-cell>
          <table:table-cell office:value-type="float" office:value="11171" calcext:value-type="float">
            <text:p>11171</text:p>
          </table:table-cell>
          <table:table-cell office:value-type="string" calcext:value-type="string">
            <text:p>"Savannah Wolfson"</text:p>
          </table:table-cell>
          <table:table-cell office:value-type="float" office:value="2243" calcext:value-type="float">
            <text:p>224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"Brianna Titon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1697" calcext:value-type="float">
            <text:p>11697</text:p>
          </table:table-cell>
          <table:table-cell office:value-type="string" calcext:value-type="string">
            <text:p>"Christina Carli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8654" calcext:value-type="float">
            <text:p>8654</text:p>
          </table:table-cell>
          <table:table-cell office:value-type="string" calcext:value-type="string">
            <text:p>"Leanne Em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1358" calcext:value-type="float">
            <text:p>11358</text:p>
          </table:table-cell>
          <table:table-cell office:value-type="string" calcext:value-type="string">
            <text:p>"Dan Montoy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9690" calcext:value-type="float">
            <text:p>9690</text:p>
          </table:table-cell>
          <table:table-cell office:value-type="string" calcext:value-type="string">
            <text:p>"Shannon Bi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9159" calcext:value-type="float">
            <text:p>9159</text:p>
          </table:table-cell>
          <table:table-cell office:value-type="string" calcext:value-type="string">
            <text:p>"Vanessa DeM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6030" calcext:value-type="float">
            <text:p>16030</text:p>
          </table:table-cell>
          <table:table-cell office:value-type="string" calcext:value-type="string">
            <text:p>"Steven Woodro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5992" calcext:value-type="float">
            <text:p>5992</text:p>
          </table:table-cell>
          <table:table-cell office:value-type="string" calcext:value-type="string">
            <text:p>"Stephanie Whee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8989" calcext:value-type="float">
            <text:p>8989</text:p>
          </table:table-cell>
          <table:table-cell office:value-type="string" calcext:value-type="string">
            <text:p>"Chris Kenned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151" calcext:value-type="float">
            <text:p>7151</text:p>
          </table:table-cell>
          <table:table-cell office:value-type="string" calcext:value-type="string">
            <text:p>"Russ Car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5479" calcext:value-type="float">
            <text:p>5479</text:p>
          </table:table-cell>
          <table:table-cell office:value-type="string" calcext:value-type="string">
            <text:p>"Said Sharbin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"Heidi Pitchfor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4622" calcext:value-type="float">
            <text:p>4622</text:p>
          </table:table-cell>
          <table:table-cell office:value-type="string" calcext:value-type="string">
            <text:p>"Dafna Michaelson Jene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"Justin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5108" calcext:value-type="float">
            <text:p>145108</text:p>
          </table:table-cell>
          <table:table-cell office:value-type="float" office:value="10770" calcext:value-type="float">
            <text:p>10770</text:p>
          </table:table-cell>
          <table:table-cell office:value-type="string" calcext:value-type="string">
            <text:p>"William Lindsted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5108" calcext:value-type="float">
            <text:p>145108</text:p>
          </table:table-cell>
          <table:table-cell office:value-type="float" office:value="10460" calcext:value-type="float">
            <text:p>10460</text:p>
          </table:table-cell>
          <table:table-cell office:value-type="string" calcext:value-type="string">
            <text:p>"Stacie Dougher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3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8382" calcext:value-type="float">
            <text:p>8382</text:p>
          </table:table-cell>
          <table:table-cell office:value-type="string" calcext:value-type="string">
            <text:p>"Jenny Willford"</text:p>
          </table:table-cell>
          <table:table-cell office:value-type="float" office:value="1385" calcext:value-type="float">
            <text:p>13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7414" calcext:value-type="float">
            <text:p>7414</text:p>
          </table:table-cell>
          <table:table-cell office:value-type="string" calcext:value-type="string">
            <text:p>"Kevin All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6159" calcext:value-type="float">
            <text:p>6159</text:p>
          </table:table-cell>
          <table:table-cell office:value-type="string" calcext:value-type="string">
            <text:p>"Adrienne Benavid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"Craig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6704" calcext:value-type="float">
            <text:p>186704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"Mike Weiss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6704" calcext:value-type="float">
            <text:p>186704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"William Walt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8562" calcext:value-type="float">
            <text:p>8562</text:p>
          </table:table-cell>
          <table:table-cell office:value-type="string" calcext:value-type="string">
            <text:p>"Ruby Dick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0507" calcext:value-type="float">
            <text:p>10507</text:p>
          </table:table-cell>
          <table:table-cell office:value-type="string" calcext:value-type="string">
            <text:p>"Paul Ar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53014" calcext:value-type="float">
            <text:p>253014</text:p>
          </table:table-cell>
          <table:table-cell office:value-type="float" office:value="10516" calcext:value-type="float">
            <text:p>10516</text:p>
          </table:table-cell>
          <table:table-cell office:value-type="string" calcext:value-type="string">
            <text:p>"David Orti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53014" calcext:value-type="float">
            <text:p>253014</text:p>
          </table:table-cell>
          <table:table-cell office:value-type="float" office:value="12943" calcext:value-type="float">
            <text:p>12943</text:p>
          </table:table-cell>
          <table:table-cell office:value-type="string" calcext:value-type="string">
            <text:p>"Jaylen Mosqueir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906" calcext:value-type="float">
            <text:p>6906</text:p>
          </table:table-cell>
          <table:table-cell office:value-type="string" calcext:value-type="string">
            <text:p>"Eric Brod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7280" calcext:value-type="float">
            <text:p>17280</text:p>
          </table:table-cell>
          <table:table-cell office:value-type="string" calcext:value-type="string">
            <text:p>"Brandi Brad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1848" calcext:value-type="float">
            <text:p>241848</text:p>
          </table:table-cell>
          <table:table-cell office:value-type="float" office:value="8891" calcext:value-type="float">
            <text:p>8891</text:p>
          </table:table-cell>
          <table:table-cell office:value-type="string" calcext:value-type="string">
            <text:p>"Meg Froeli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1848" calcext:value-type="float">
            <text:p>241848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"Marla Fernand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7864" calcext:value-type="float">
            <text:p>7864</text:p>
          </table:table-cell>
          <table:table-cell office:value-type="string" calcext:value-type="string">
            <text:p>"Naquetta Rick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6785" calcext:value-type="float">
            <text:p>6785</text:p>
          </table:table-cell>
          <table:table-cell office:value-type="string" calcext:value-type="string">
            <text:p>"Le Sell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9097" calcext:value-type="float">
            <text:p>9097</text:p>
          </table:table-cell>
          <table:table-cell office:value-type="string" calcext:value-type="string">
            <text:p>"Iman M. Jode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36" calcext:value-type="float">
            <text:p>5836</text:p>
          </table:table-cell>
          <table:table-cell office:value-type="string" calcext:value-type="string">
            <text:p>"Stephanie Hanco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4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"Mandy Lindsay"</text:p>
          </table:table-cell>
          <table:table-cell office:value-type="float" office:value="862" calcext:value-type="float">
            <text:p>8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0" calcext:value-type="float">
            <text:p>97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"Cory Parel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"Robert Bob Marsh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4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3894" calcext:value-type="float">
            <text:p>13894</text:p>
          </table:table-cell>
          <table:table-cell office:value-type="string" calcext:value-type="string">
            <text:p>"Kurt Huffman"</text:p>
          </table:table-cell>
          <table:table-cell office:value-type="float" office:value="2653" calcext:value-type="float">
            <text:p>265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3" calcext:value-type="float">
            <text:p>2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"Bob Hen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4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2724" calcext:value-type="float">
            <text:p>12724</text:p>
          </table:table-cell>
          <table:table-cell office:value-type="string" calcext:value-type="string">
            <text:p>"Anthony Hartsook"</text:p>
          </table:table-cell>
          <table:table-cell office:value-type="float" office:value="2973" calcext:value-type="float">
            <text:p>29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206" calcext:value-type="float">
            <text:p>6206</text:p>
          </table:table-cell>
          <table:table-cell office:value-type="string" calcext:value-type="string">
            <text:p>"Ruby Martin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4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6350" calcext:value-type="float">
            <text:p>16350</text:p>
          </table:table-cell>
          <table:table-cell office:value-type="string" calcext:value-type="string">
            <text:p>"Lisa Frizell"</text:p>
          </table:table-cell>
          <table:table-cell office:value-type="float" office:value="1840" calcext:value-type="float">
            <text:p>18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4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1791" calcext:value-type="float">
            <text:p>11791</text:p>
          </table:table-cell>
          <table:table-cell office:value-type="string" calcext:value-type="string">
            <text:p>"Tisha Lyn Mauro"</text:p>
          </table:table-cell>
          <table:table-cell office:value-type="float" office:value="1085" calcext:value-type="float">
            <text:p>10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8" calcext:value-type="float">
            <text:p>2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9850" calcext:value-type="float">
            <text:p>9850</text:p>
          </table:table-cell>
          <table:table-cell office:value-type="string" calcext:value-type="string">
            <text:p>"Jonathan Amb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651" calcext:value-type="float">
            <text:p>54651</text:p>
          </table:table-cell>
          <table:table-cell office:value-type="float" office:value="7429" calcext:value-type="float">
            <text:p>7429</text:p>
          </table:table-cell>
          <table:table-cell office:value-type="string" calcext:value-type="string">
            <text:p>"Edwin Dean Ormis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651" calcext:value-type="float">
            <text:p>54651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"Ty Win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461" calcext:value-type="float">
            <text:p>127461</text:p>
          </table:table-cell>
          <table:table-cell office:value-type="float" office:value="4706" calcext:value-type="float">
            <text:p>4706</text:p>
          </table:table-cell>
          <table:table-cell office:value-type="string" calcext:value-type="string">
            <text:p>"Spring Erick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4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7461" calcext:value-type="float">
            <text:p>127461</text:p>
          </table:table-cell>
          <table:table-cell office:value-type="float" office:value="9914" calcext:value-type="float">
            <text:p>9914</text:p>
          </table:table-cell>
          <table:table-cell office:value-type="string" calcext:value-type="string">
            <text:p>"Gabe Evans"</text:p>
          </table:table-cell>
          <table:table-cell office:value-type="float" office:value="3684" calcext:value-type="float">
            <text:p>36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3" calcext:value-type="float">
            <text:p>2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64977" calcext:value-type="float">
            <text:p>164977</text:p>
          </table:table-cell>
          <table:table-cell office:value-type="float" office:value="15671" calcext:value-type="float">
            <text:p>15671</text:p>
          </table:table-cell>
          <table:table-cell office:value-type="string" calcext:value-type="string">
            <text:p>"Judy Amabi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4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77" calcext:value-type="float">
            <text:p>164977</text:p>
          </table:table-cell>
          <table:table-cell office:value-type="float" office:value="11021" calcext:value-type="float">
            <text:p>11021</text:p>
          </table:table-cell>
          <table:table-cell office:value-type="string" calcext:value-type="string">
            <text:p>"Kathryn Lehr"</text:p>
          </table:table-cell>
          <table:table-cell office:value-type="float" office:value="1298" calcext:value-type="float">
            <text:p>129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7" calcext:value-type="float">
            <text:p>9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1237" calcext:value-type="float">
            <text:p>11237</text:p>
          </table:table-cell>
          <table:table-cell office:value-type="string" calcext:value-type="string">
            <text:p>"Serena Gonzales-Gutierr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"Jack Dau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"Mary You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"Ryan Gonzal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5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14485" calcext:value-type="float">
            <text:p>14485</text:p>
          </table:table-cell>
          <table:table-cell office:value-type="string" calcext:value-type="string">
            <text:p>"Hugh McKean"</text:p>
          </table:table-cell>
          <table:table-cell office:value-type="float" office:value="1652" calcext:value-type="float">
            <text:p>16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7" calcext:value-type="float">
            <text:p>3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9852" calcext:value-type="float">
            <text:p>9852</text:p>
          </table:table-cell>
          <table:table-cell office:value-type="string" calcext:value-type="string">
            <text:p>"Cathy Kipp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9968" calcext:value-type="float">
            <text:p>9968</text:p>
          </table:table-cell>
          <table:table-cell office:value-type="string" calcext:value-type="string">
            <text:p>"Deborah "Dee Dee" Vici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8342" calcext:value-type="float">
            <text:p>8342</text:p>
          </table:table-cell>
          <table:table-cell office:value-type="string" calcext:value-type="string">
            <text:p>"Andrew Boesenec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"Donna Wal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422" calcext:value-type="float">
            <text:p>55422</text:p>
          </table:table-cell>
          <table:table-cell office:value-type="float" office:value="4805" calcext:value-type="float">
            <text:p>4805</text:p>
          </table:table-cell>
          <table:table-cell office:value-type="string" calcext:value-type="string">
            <text:p>"AliceMarie Slaven-Emon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422" calcext:value-type="float">
            <text:p>55422</text:p>
          </table:table-cell>
          <table:table-cell office:value-type="float" office:value="21416" calcext:value-type="float">
            <text:p>21416</text:p>
          </table:table-cell>
          <table:table-cell office:value-type="string" calcext:value-type="string">
            <text:p>"Matt So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5957" calcext:value-type="float">
            <text:p>5957</text:p>
          </table:table-cell>
          <table:table-cell office:value-type="string" calcext:value-type="string">
            <text:p>"Damon Dav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5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20097" calcext:value-type="float">
            <text:p>20097</text:p>
          </table:table-cell>
          <table:table-cell office:value-type="string" calcext:value-type="string">
            <text:p>"Rick Taggart"</text:p>
          </table:table-cell>
          <table:table-cell office:value-type="float" office:value="1002" calcext:value-type="float">
            <text:p>10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1" calcext:value-type="float">
            <text:p>33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9315" calcext:value-type="float">
            <text:p>349315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"Kathleen J. Conwa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9315" calcext:value-type="float">
            <text:p>349315</text:p>
          </table:table-cell>
          <table:table-cell office:value-type="float" office:value="19936" calcext:value-type="float">
            <text:p>19936</text:p>
          </table:table-cell>
          <table:table-cell office:value-type="string" calcext:value-type="string">
            <text:p>"Rod Bockenfe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5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274" calcext:value-type="float">
            <text:p>14274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"Elizabeth Velasco"</text:p>
          </table:table-cell>
          <table:table-cell office:value-type="float" office:value="1023" calcext:value-type="float">
            <text:p>10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8247" calcext:value-type="float">
            <text:p>28247</text:p>
          </table:table-cell>
          <table:table-cell office:value-type="float" office:value="12379" calcext:value-type="float">
            <text:p>12379</text:p>
          </table:table-cell>
          <table:table-cell office:value-type="string" calcext:value-type="string">
            <text:p>"Perry W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00" calcext:value-type="float">
            <text:p>42100</text:p>
          </table:table-cell>
          <table:table-cell office:value-type="float" office:value="7317" calcext:value-type="float">
            <text:p>7317</text:p>
          </table:table-cell>
          <table:table-cell office:value-type="string" calcext:value-type="string">
            <text:p>"Kevin Stanley Ku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00" calcext:value-type="float">
            <text:p>42100</text:p>
          </table:table-cell>
          <table:table-cell office:value-type="float" office:value="22562" calcext:value-type="float">
            <text:p>22562</text:p>
          </table:table-cell>
          <table:table-cell office:value-type="string" calcext:value-type="string">
            <text:p>"Marc Catl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9630" calcext:value-type="float">
            <text:p>29630</text:p>
          </table:table-cell>
          <table:table-cell office:value-type="float" office:value="8006" calcext:value-type="float">
            <text:p>8006</text:p>
          </table:table-cell>
          <table:table-cell office:value-type="string" calcext:value-type="string">
            <text:p>"Barbara McLachl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9630" calcext:value-type="float">
            <text:p>29630</text:p>
          </table:table-cell>
          <table:table-cell office:value-type="float" office:value="19514" calcext:value-type="float">
            <text:p>19514</text:p>
          </table:table-cell>
          <table:table-cell office:value-type="string" calcext:value-type="string">
            <text:p>"Shelli Sha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9017" calcext:value-type="float">
            <text:p>9017</text:p>
          </table:table-cell>
          <table:table-cell office:value-type="string" calcext:value-type="string">
            <text:p>"Alex Vald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"Johnnie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3963" calcext:value-type="float">
            <text:p>63963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"Kathryn Gre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3963" calcext:value-type="float">
            <text:p>63963</text:p>
          </table:table-cell>
          <table:table-cell office:value-type="float" office:value="18707" calcext:value-type="float">
            <text:p>18707</text:p>
          </table:table-cell>
          <table:table-cell office:value-type="string" calcext:value-type="string">
            <text:p>"Stephanie Lu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3072" calcext:value-type="float">
            <text:p>203072</text:p>
          </table:table-cell>
          <table:table-cell office:value-type="float" office:value="8087" calcext:value-type="float">
            <text:p>8087</text:p>
          </table:table-cell>
          <table:table-cell office:value-type="string" calcext:value-type="string">
            <text:p>"Eliza Hamr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3072" calcext:value-type="float">
            <text:p>203072</text:p>
          </table:table-cell>
          <table:table-cell office:value-type="float" office:value="10667" calcext:value-type="float">
            <text:p>10667</text:p>
          </table:table-cell>
          <table:table-cell office:value-type="string" calcext:value-type="string">
            <text:p>"Dave Woolev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0914" calcext:value-type="float">
            <text:p>50914</text:p>
          </table:table-cell>
          <table:table-cell office:value-type="float" office:value="9459" calcext:value-type="float">
            <text:p>9459</text:p>
          </table:table-cell>
          <table:table-cell office:value-type="string" calcext:value-type="string">
            <text:p>"Matthew Martin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6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8373" calcext:value-type="float">
            <text:p>48373</text:p>
          </table:table-cell>
          <table:table-cell office:value-type="float" office:value="7398" calcext:value-type="float">
            <text:p>7398</text:p>
          </table:table-cell>
          <table:table-cell office:value-type="string" calcext:value-type="string">
            <text:p>"Carol Riggenbach"</text:p>
          </table:table-cell>
          <table:table-cell office:value-type="float" office:value="1561" calcext:value-type="float">
            <text:p>15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6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6580" calcext:value-type="float">
            <text:p>66580</text:p>
          </table:table-cell>
          <table:table-cell office:value-type="float" office:value="13192" calcext:value-type="float">
            <text:p>13192</text:p>
          </table:table-cell>
          <table:table-cell office:value-type="string" calcext:value-type="string">
            <text:p>"Richard Holtorf"</text:p>
          </table:table-cell>
          <table:table-cell office:value-type="float" office:value="4994" calcext:value-type="float">
            <text:p>49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6173" calcext:value-type="float">
            <text:p>136173</text:p>
          </table:table-cell>
          <table:table-cell office:value-type="float" office:value="5656" calcext:value-type="float">
            <text:p>5656</text:p>
          </table:table-cell>
          <table:table-cell office:value-type="string" calcext:value-type="string">
            <text:p>"Richard Webs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6173" calcext:value-type="float">
            <text:p>136173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"Ryan Armagos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6173" calcext:value-type="float">
            <text:p>136173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"Lisa Cholle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6173" calcext:value-type="float">
            <text:p>136173</text:p>
          </table:table-cell>
          <table:table-cell office:value-type="float" office:value="15067" calcext:value-type="float">
            <text:p>15067</text:p>
          </table:table-cell>
          <table:table-cell office:value-type="string" calcext:value-type="string">
            <text:p>"Mike Lyn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7892" calcext:value-type="float">
            <text:p>17892</text:p>
          </table:table-cell>
          <table:table-cell office:value-type="string" calcext:value-type="string">
            <text:p>"Elisabeth Epps"</text:p>
          </table:table-cell>
          <table:table-cell office:value-type="float" office:value="1096" calcext:value-type="float">
            <text:p>10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6" calcext:value-type="float">
            <text:p>84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"Donald D. How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"Jennifer Bac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"Leslie Hero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"Hilleary Wat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1848" calcext:value-type="float">
            <text:p>241848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"Emily Siro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1848" calcext:value-type="float">
            <text:p>241848</text:p>
          </table:table-cell>
          <table:table-cell office:value-type="float" office:value="4536" calcext:value-type="float">
            <text:p>4536</text:p>
          </table:table-cell>
          <table:table-cell office:value-type="string" calcext:value-type="string">
            <text:p>"Tom Cowh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Senator - District 1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283" calcext:value-type="float">
            <text:p>9283</text:p>
          </table:table-cell>
          <table:table-cell office:value-type="string" calcext:value-type="string">
            <text:p>"Tony Exum"</text:p>
          </table:table-cell>
          <table:table-cell office:value-type="float" office:value="737" calcext:value-type="float">
            <text:p>7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85" calcext:value-type="float">
            <text:p>148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1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788" calcext:value-type="float">
            <text:p>10788</text:p>
          </table:table-cell>
          <table:table-cell office:value-type="string" calcext:value-type="string">
            <text:p>"Dennis His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1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61176" calcext:value-type="float">
            <text:p>161176</text:p>
          </table:table-cell>
          <table:table-cell office:value-type="float" office:value="18476" calcext:value-type="float">
            <text:p>18476</text:p>
          </table:table-cell>
          <table:table-cell office:value-type="string" calcext:value-type="string">
            <text:p>"Janice March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1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61176" calcext:value-type="float">
            <text:p>161176</text:p>
          </table:table-cell>
          <table:table-cell office:value-type="float" office:value="25418" calcext:value-type="float">
            <text:p>25418</text:p>
          </table:table-cell>
          <table:table-cell office:value-type="string" calcext:value-type="string">
            <text:p>"Rob Woodw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165" calcext:value-type="float">
            <text:p>72165</text:p>
          </table:table-cell>
          <table:table-cell office:value-type="float" office:value="29432" calcext:value-type="float">
            <text:p>29432</text:p>
          </table:table-cell>
          <table:table-cell office:value-type="string" calcext:value-type="string">
            <text:p>"Byron Pel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8780" calcext:value-type="float">
            <text:p>18780</text:p>
          </table:table-cell>
          <table:table-cell office:value-type="string" calcext:value-type="string">
            <text:p>"Lisa A. Cu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23594" calcext:value-type="float">
            <text:p>23594</text:p>
          </table:table-cell>
          <table:table-cell office:value-type="string" calcext:value-type="string">
            <text:p>"Tim Wals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7853" calcext:value-type="float">
            <text:p>17853</text:p>
          </table:table-cell>
          <table:table-cell office:value-type="string" calcext:value-type="string">
            <text:p>"Jessie Dani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4141" calcext:value-type="float">
            <text:p>14141</text:p>
          </table:table-cell>
          <table:table-cell office:value-type="string" calcext:value-type="string">
            <text:p>"Colby Drechs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"Kyle Mullic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"Courtney Po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5108" calcext:value-type="float">
            <text:p>145108</text:p>
          </table:table-cell>
          <table:table-cell office:value-type="float" office:value="18433" calcext:value-type="float">
            <text:p>18433</text:p>
          </table:table-cell>
          <table:table-cell office:value-type="string" calcext:value-type="string">
            <text:p>"Faith Win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5108" calcext:value-type="float">
            <text:p>145108</text:p>
          </table:table-cell>
          <table:table-cell office:value-type="float" office:value="16049" calcext:value-type="float">
            <text:p>16049</text:p>
          </table:table-cell>
          <table:table-cell office:value-type="string" calcext:value-type="string">
            <text:p>"Melody Peo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3072" calcext:value-type="float">
            <text:p>203072</text:p>
          </table:table-cell>
          <table:table-cell office:value-type="float" office:value="14305" calcext:value-type="float">
            <text:p>14305</text:p>
          </table:table-cell>
          <table:table-cell office:value-type="string" calcext:value-type="string">
            <text:p>"Tom Sulliv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Senator - District 2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"Tom Kim"</text:p>
          </table:table-cell>
          <table:table-cell office:value-type="float" office:value="118" calcext:value-type="float">
            <text:p>1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62" calcext:value-type="float">
            <text:p>54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4369" calcext:value-type="float">
            <text:p>14369</text:p>
          </table:table-cell>
          <table:table-cell office:value-type="string" calcext:value-type="string">
            <text:p>"Braeden Migu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26989" calcext:value-type="float">
            <text:p>26989</text:p>
          </table:table-cell>
          <table:table-cell office:value-type="string" calcext:value-type="string">
            <text:p>"Kevin Van Wink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20825" calcext:value-type="float">
            <text:p>20825</text:p>
          </table:table-cell>
          <table:table-cell office:value-type="string" calcext:value-type="string">
            <text:p>"Robert Rodrigu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"Dean Fland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9385" calcext:value-type="float">
            <text:p>19385</text:p>
          </table:table-cell>
          <table:table-cell office:value-type="string" calcext:value-type="string">
            <text:p>"Julie C. Gonzal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0382" calcext:value-type="float">
            <text:p>180382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"Travis Star N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0382" calcext:value-type="float">
            <text:p>180382</text:p>
          </table:table-cell>
          <table:table-cell office:value-type="float" office:value="37016" calcext:value-type="float">
            <text:p>37016</text:p>
          </table:table-cell>
          <table:table-cell office:value-type="string" calcext:value-type="string">
            <text:p>"Rod Pel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Nick Hinrich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Stephen A. Vare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0255" calcext:value-type="float">
            <text:p>260255</text:p>
          </table:table-cell>
          <table:table-cell office:value-type="float" office:value="15246" calcext:value-type="float">
            <text:p>15246</text:p>
          </table:table-cell>
          <table:table-cell office:value-type="string" calcext:value-type="string">
            <text:p>"Jeff Rava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0255" calcext:value-type="float">
            <text:p>260255</text:p>
          </table:table-cell>
          <table:table-cell office:value-type="float" office:value="35478" calcext:value-type="float">
            <text:p>35478</text:p>
          </table:table-cell>
          <table:table-cell office:value-type="string" calcext:value-type="string">
            <text:p>"Mark Bais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422" calcext:value-type="float">
            <text:p>55422</text:p>
          </table:table-cell>
          <table:table-cell office:value-type="float" office:value="10027" calcext:value-type="float">
            <text:p>10027</text:p>
          </table:table-cell>
          <table:table-cell office:value-type="string" calcext:value-type="string">
            <text:p>"David C. Stahl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422" calcext:value-type="float">
            <text:p>55422</text:p>
          </table:table-cell>
          <table:table-cell office:value-type="float" office:value="37604" calcext:value-type="float">
            <text:p>37604</text:p>
          </table:table-cell>
          <table:table-cell office:value-type="string" calcext:value-type="string">
            <text:p>"Janice Ri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057" calcext:value-type="float">
            <text:p>48057</text:p>
          </table:table-cell>
          <table:table-cell office:value-type="float" office:value="14085" calcext:value-type="float">
            <text:p>14085</text:p>
          </table:table-cell>
          <table:table-cell office:value-type="string" calcext:value-type="string">
            <text:p>"Dylan Robert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057" calcext:value-type="float">
            <text:p>48057</text:p>
          </table:table-cell>
          <table:table-cell office:value-type="float" office:value="19590" calcext:value-type="float">
            <text:p>19590</text:p>
          </table:table-cell>
          <table:table-cell office:value-type="string" calcext:value-type="string">
            <text:p>"Matt Solom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1973" calcext:value-type="float">
            <text:p>11973</text:p>
          </table:table-cell>
          <table:table-cell office:value-type="string" calcext:value-type="string">
            <text:p>"Arik Dougher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Senator - District 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33213" calcext:value-type="float">
            <text:p>33213</text:p>
          </table:table-cell>
          <table:table-cell office:value-type="string" calcext:value-type="string">
            <text:p>"Paul Lundeen"</text:p>
          </table:table-cell>
          <table:table-cell office:value-type="float" office:value="10092" calcext:value-type="float">
            <text:p>100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Dave You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Lang Si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it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Lisa M. Eurich"</text:p>
          </table:table-cell>
          <table:table-cell office:value-type="float" office:value="555" calcext:value-type="float">
            <text:p>5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Summit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Stacey N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mmit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Elisabeth Lawrenc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mmit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"Allen Ba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mmit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Amber Flennik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mmit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Jaime FitzSimo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mmit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Richard Ferr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it County Treasurer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Kathleen Neel"</text:p>
          </table:table-cell>
          <table:table-cell office:value-type="float" office:value="293" calcext:value-type="float">
            <text:p>29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ler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Carol Kitt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ler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Stephanie Ke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ler County Commissioner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"Dennis F. Luttr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ler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Bob Campb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ler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Stephen W. Tomsk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ler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Jason Mikes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ler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Eric Simo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ler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Mark Czelus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ler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Ron Hanks"</text:p>
          </table:table-cell>
          <table:table-cell office:value-type="float" office:value="509" calcext:value-type="float">
            <text:p>5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ited States Senat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Michael Benne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States Senat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2835" calcext:value-type="float">
            <text:p>722835</text:p>
          </table:table-cell>
          <table:table-cell office:value-type="float" office:value="438688" calcext:value-type="float">
            <text:p>438688</text:p>
          </table:table-cell>
          <table:table-cell office:value-type="string" calcext:value-type="string">
            <text:p>"Joe O'Dea"</text:p>
          </table:table-cell>
          <table:table-cell office:value-type="float" office:value="41145" calcext:value-type="float">
            <text:p>4114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Hali Thomp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shingto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Annie Kuntz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hington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Gisele Jefferson"</text:p>
          </table:table-cell>
          <table:table-cell office:value-type="float" office:value="663" calcext:value-type="float">
            <text:p>66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Dallas E Bowin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hingto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Robbie Furrow"</text:p>
          </table:table-cell>
          <table:table-cell office:value-type="float" office:value="964" calcext:value-type="float">
            <text:p>9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Michelle L Sw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hington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Ron Hanks"</text:p>
          </table:table-cell>
          <table:table-cell office:value-type="float" office:value="128" calcext:value-type="float">
            <text:p>1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ld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Brenda D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ld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Carly S. Kopp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d County Commissioner - At-Large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Kevin Ross"</text:p>
          </table:table-cell>
          <table:table-cell office:value-type="float" office:value="9071" calcext:value-type="float">
            <text:p>90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ld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14868" calcext:value-type="float">
            <text:p>14868</text:p>
          </table:table-cell>
          <table:table-cell office:value-type="string" calcext:value-type="string">
            <text:p>"Scott Jam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ld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Steve Ream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d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Joe O'Dea"</text:p>
          </table:table-cell>
          <table:table-cell office:value-type="float" office:value="1189" calcext:value-type="float">
            <text:p>11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0" calcext:value-type="float">
            <text:p>3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um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Cindy <text:s/>Taylo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um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Beverly A Wenge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ma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Adam Gates"</text:p>
          </table:table-cell>
          <table:table-cell office:value-type="float" office:value="1025" calcext:value-type="float">
            <text:p>102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Yum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Javan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m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Todd Combs"</text:p>
          </table:table-cell>
          <table:table-cell office:value-type="float" office:value="806" calcext:value-type="float">
            <text:p>80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Yum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Chrystal Hammon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ma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Ron Hanks"</text:p>
          </table:table-cell>
          <table:table-cell office:value-type="float" office:value="164" calcext:value-type="float">
            <text:p>1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3"/>
        </table:table-row>
      </table:table>
      <table:table table:name="audit pivot table" table:style-name="ta1">
        <table:table-column table:style-name="co18" table:default-cell-style-name="ce4"/>
        <table:table-column table:style-name="co17" table:default-cell-style-name="ce6"/>
        <table:table-column table:style-name="co17" table:default-cell-style-name="ce12"/>
        <table:table-column table:style-name="co17" table:default-cell-style-name="ce18"/>
        <table:table-row table:style-name="ro1">
          <table:table-cell table:style-name="ce1" office:value-type="string" calcext:value-type="string">
            <text:p>Count - min_margin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udit_reason</text:p>
          </table:table-cell>
          <table:table-cell table:style-name="ce7" office:value-type="string" calcext:value-type="string">
            <text:p>in_progress</text:p>
          </table:table-cell>
          <table:table-cell table:style-name="ce13" office:value-type="string" calcext:value-type="string">
            <text:p>not_auditable</text:p>
          </table:table-cell>
          <table:table-cell table:style-name="ce19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county_wide_contest</text:p>
          </table:table-cell>
          <table:table-cell table:style-name="ce8" office:value-type="float" office:value="80" calcext:value-type="float">
            <text:p>80</text:p>
          </table:table-cell>
          <table:table-cell table:style-name="ce14"/>
          <table:table-cell table:style-name="ce2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pportunistic_benefits</text:p>
          </table:table-cell>
          <table:table-cell table:style-name="ce9" office:value-type="float" office:value="59" calcext:value-type="float">
            <text:p>59</text:p>
          </table:table-cell>
          <table:table-cell table:style-name="ce15" office:value-type="float" office:value="554" calcext:value-type="float">
            <text:p>554</text:p>
          </table:table-cell>
          <table:table-cell table:style-name="ce21"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state_wide_contest</text:p>
          </table:table-cell>
          <table:table-cell table:style-name="ce10" office:value-type="float" office:value="2" calcext:value-type="float">
            <text:p>2</text:p>
          </table:table-cell>
          <table:table-cell table:style-name="ce16"/>
          <table:table-cell table:style-name="ce22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141" calcext:value-type="float">
            <text:p>141</text:p>
          </table:table-cell>
          <table:table-cell table:style-name="ce17" office:value-type="float" office:value="554" calcext:value-type="float">
            <text:p>554</text:p>
          </table:table-cell>
          <table:table-cell table:style-name="ce23" office:value-type="float" office:value="695" calcext:value-type="float">
            <text:p>695</text:p>
          </table:table-cell>
        </table:table-row>
      </table:table>
      <table:named-expressions/>
      <table:database-ranges>
        <table:database-range table:name="__Anonymous_Sheet_DB__0" table:target-range-address="contest.A1:contest.T696">
          <table:filter>
            <table:filter-and>
              <table:filter-condition table:field-number="2" table:value="in_progress" table:operator="="/>
            </table:filter-and>
          </table:filter>
        </table:database-range>
      </table:database-ranges>
      <table:data-pilot-tables>
        <table:data-pilot-table table:name="DataPilot1" table:application-data="" table:target-range-address="'audit pivot table'.A1:'audit pivot table'.D6" table:buttons="'audit pivot table'.A2 'audit pivot table'.B1" table:show-filter-button="false" table:drill-down-on-double-click="false">
          <table:source-cell-range table:cell-range-address="contest.A1:contest.T69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andom_audit_status" table:orientation="column" table:used-hierarchy="0" table:function="auto">
            <table:data-pilot-level table:show-empty="false" calcext:repeat-item-labels="false">
              <table:data-pilot-members>
                <table:data-pilot-member table:name="in_progress" table:display="true" table:show-details="true"/>
                <table:data-pilot-member table:name="not_auditab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dit_reason" table:orientation="row" table:used-hierarchy="0" table:function="auto">
            <table:data-pilot-level table:show-empty="false" calcext:repeat-item-labels="false">
              <table:data-pilot-members>
                <table:data-pilot-member table:name="county_wide_contest" table:display="true" table:show-details="true"/>
                <table:data-pilot-member table:name="opportunistic_benefits" table:display="true" table:show-details="true"/>
                <table:data-pilot-member table:name="state_wide_conte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_margin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42" table:display="true" table:show-details="true"/>
                <table:data-pilot-member table:name="68" table:display="true" table:show-details="true"/>
                <table:data-pilot-member table:name="72" table:display="true" table:show-details="true"/>
                <table:data-pilot-member table:name="80" table:display="true" table:show-details="true"/>
                <table:data-pilot-member table:name="92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9" table:display="true" table:show-details="true"/>
                <table:data-pilot-member table:name="104" table:display="true" table:show-details="true"/>
                <table:data-pilot-member table:name="114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8" table:display="true" table:show-details="true"/>
                <table:data-pilot-member table:name="130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7" table:display="true" table:show-details="true"/>
                <table:data-pilot-member table:name="151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4" table:display="true" table:show-details="true"/>
                <table:data-pilot-member table:name="171" table:display="true" table:show-details="true"/>
                <table:data-pilot-member table:name="183" table:display="true" table:show-details="true"/>
                <table:data-pilot-member table:name="197" table:display="true" table:show-details="true"/>
                <table:data-pilot-member table:name="201" table:display="true" table:show-details="true"/>
                <table:data-pilot-member table:name="209" table:display="true" table:show-details="true"/>
                <table:data-pilot-member table:name="219" table:display="true" table:show-details="true"/>
                <table:data-pilot-member table:name="222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58" table:display="true" table:show-details="true"/>
                <table:data-pilot-member table:name="262" table:display="true" table:show-details="true"/>
                <table:data-pilot-member table:name="267" table:display="true" table:show-details="true"/>
                <table:data-pilot-member table:name="271" table:display="true" table:show-details="true"/>
                <table:data-pilot-member table:name="276" table:display="true" table:show-details="true"/>
                <table:data-pilot-member table:name="285" table:display="true" table:show-details="true"/>
                <table:data-pilot-member table:name="293" table:display="true" table:show-details="true"/>
                <table:data-pilot-member table:name="301" table:display="true" table:show-details="true"/>
                <table:data-pilot-member table:name="318" table:display="true" table:show-details="true"/>
                <table:data-pilot-member table:name="352" table:display="true" table:show-details="true"/>
                <table:data-pilot-member table:name="384" table:display="true" table:show-details="true"/>
                <table:data-pilot-member table:name="389" table:display="true" table:show-details="true"/>
                <table:data-pilot-member table:name="416" table:display="true" table:show-details="true"/>
                <table:data-pilot-member table:name="423" table:display="true" table:show-details="true"/>
                <table:data-pilot-member table:name="438" table:display="true" table:show-details="true"/>
                <table:data-pilot-member table:name="448" table:display="true" table:show-details="true"/>
                <table:data-pilot-member table:name="491" table:display="true" table:show-details="true"/>
                <table:data-pilot-member table:name="509" table:display="true" table:show-details="true"/>
                <table:data-pilot-member table:name="540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77" table:display="true" table:show-details="true"/>
                <table:data-pilot-member table:name="631" table:display="true" table:show-details="true"/>
                <table:data-pilot-member table:name="659" table:display="true" table:show-details="true"/>
                <table:data-pilot-member table:name="663" table:display="true" table:show-details="true"/>
                <table:data-pilot-member table:name="689" table:display="true" table:show-details="true"/>
                <table:data-pilot-member table:name="692" table:display="true" table:show-details="true"/>
                <table:data-pilot-member table:name="734" table:display="true" table:show-details="true"/>
                <table:data-pilot-member table:name="737" table:display="true" table:show-details="true"/>
                <table:data-pilot-member table:name="759" table:display="true" table:show-details="true"/>
                <table:data-pilot-member table:name="798" table:display="true" table:show-details="true"/>
                <table:data-pilot-member table:name="806" table:display="true" table:show-details="true"/>
                <table:data-pilot-member table:name="860" table:display="true" table:show-details="true"/>
                <table:data-pilot-member table:name="862" table:display="true" table:show-details="true"/>
                <table:data-pilot-member table:name="926" table:display="true" table:show-details="true"/>
                <table:data-pilot-member table:name="958" table:display="true" table:show-details="true"/>
                <table:data-pilot-member table:name="964" table:display="true" table:show-details="true"/>
                <table:data-pilot-member table:name="966" table:display="true" table:show-details="true"/>
                <table:data-pilot-member table:name="995" table:display="true" table:show-details="true"/>
                <table:data-pilot-member table:name="1002" table:display="true" table:show-details="true"/>
                <table:data-pilot-member table:name="1023" table:display="true" table:show-details="true"/>
                <table:data-pilot-member table:name="1024" table:display="true" table:show-details="true"/>
                <table:data-pilot-member table:name="1025" table:display="true" table:show-details="true"/>
                <table:data-pilot-member table:name="1085" table:display="true" table:show-details="true"/>
                <table:data-pilot-member table:name="1096" table:display="true" table:show-details="true"/>
                <table:data-pilot-member table:name="1180" table:display="true" table:show-details="true"/>
                <table:data-pilot-member table:name="1185" table:display="true" table:show-details="true"/>
                <table:data-pilot-member table:name="1189" table:display="true" table:show-details="true"/>
                <table:data-pilot-member table:name="1215" table:display="true" table:show-details="true"/>
                <table:data-pilot-member table:name="1298" table:display="true" table:show-details="true"/>
                <table:data-pilot-member table:name="1323" table:display="true" table:show-details="true"/>
                <table:data-pilot-member table:name="1376" table:display="true" table:show-details="true"/>
                <table:data-pilot-member table:name="1385" table:display="true" table:show-details="true"/>
                <table:data-pilot-member table:name="1441" table:display="true" table:show-details="true"/>
                <table:data-pilot-member table:name="1491" table:display="true" table:show-details="true"/>
                <table:data-pilot-member table:name="1495" table:display="true" table:show-details="true"/>
                <table:data-pilot-member table:name="1496" table:display="true" table:show-details="true"/>
                <table:data-pilot-member table:name="1525" table:display="true" table:show-details="true"/>
                <table:data-pilot-member table:name="1561" table:display="true" table:show-details="true"/>
                <table:data-pilot-member table:name="1641" table:display="true" table:show-details="true"/>
                <table:data-pilot-member table:name="1652" table:display="true" table:show-details="true"/>
                <table:data-pilot-member table:name="1840" table:display="true" table:show-details="true"/>
                <table:data-pilot-member table:name="1967" table:display="true" table:show-details="true"/>
                <table:data-pilot-member table:name="2011" table:display="true" table:show-details="true"/>
                <table:data-pilot-member table:name="2078" table:display="true" table:show-details="true"/>
                <table:data-pilot-member table:name="2243" table:display="true" table:show-details="true"/>
                <table:data-pilot-member table:name="2283" table:display="true" table:show-details="true"/>
                <table:data-pilot-member table:name="2377" table:display="true" table:show-details="true"/>
                <table:data-pilot-member table:name="2536" table:display="true" table:show-details="true"/>
                <table:data-pilot-member table:name="2653" table:display="true" table:show-details="true"/>
                <table:data-pilot-member table:name="2973" table:display="true" table:show-details="true"/>
                <table:data-pilot-member table:name="3071" table:display="true" table:show-details="true"/>
                <table:data-pilot-member table:name="3684" table:display="true" table:show-details="true"/>
                <table:data-pilot-member table:name="3831" table:display="true" table:show-details="true"/>
                <table:data-pilot-member table:name="4175" table:display="true" table:show-details="true"/>
                <table:data-pilot-member table:name="4243" table:display="true" table:show-details="true"/>
                <table:data-pilot-member table:name="4294" table:display="true" table:show-details="true"/>
                <table:data-pilot-member table:name="4313" table:display="true" table:show-details="true"/>
                <table:data-pilot-member table:name="4777" table:display="true" table:show-details="true"/>
                <table:data-pilot-member table:name="4956" table:display="true" table:show-details="true"/>
                <table:data-pilot-member table:name="4994" table:display="true" table:show-details="true"/>
                <table:data-pilot-member table:name="5438" table:display="true" table:show-details="true"/>
                <table:data-pilot-member table:name="6103" table:display="true" table:show-details="true"/>
                <table:data-pilot-member table:name="6325" table:display="true" table:show-details="true"/>
                <table:data-pilot-member table:name="6537" table:display="true" table:show-details="true"/>
                <table:data-pilot-member table:name="6562" table:display="true" table:show-details="true"/>
                <table:data-pilot-member table:name="7558" table:display="true" table:show-details="true"/>
                <table:data-pilot-member table:name="8879" table:display="true" table:show-details="true"/>
                <table:data-pilot-member table:name="9071" table:display="true" table:show-details="true"/>
                <table:data-pilot-member table:name="9326" table:display="true" table:show-details="true"/>
                <table:data-pilot-member table:name="10092" table:display="true" table:show-details="true"/>
                <table:data-pilot-member table:name="10736" table:display="true" table:show-details="true"/>
                <table:data-pilot-member table:name="12841" table:display="true" table:show-details="true"/>
                <table:data-pilot-member table:name="13509" table:display="true" table:show-details="true"/>
                <table:data-pilot-member table:name="23162" table:display="true" table:show-details="true"/>
                <table:data-pilot-member table:name="25282" table:display="true" table:show-details="true"/>
                <table:data-pilot-member table:name="27314" table:display="true" table:show-details="true"/>
                <table:data-pilot-member table:name="30596" table:display="true" table:show-details="true"/>
                <table:data-pilot-member table:name="31935" table:display="true" table:show-details="true"/>
                <table:data-pilot-member table:name="41145" table:display="true" table:show-details="true"/>
                <table:data-pilot-member table:name="41936" table:display="true" table:show-details="true"/>
                <table:data-pilot-member table:name="48962" table:display="true" table:show-details="true"/>
                <table:data-pilot-member table:name="58484" table:display="true" table:show-details="true"/>
                <table:data-pilot-member table:name="60919" table:display="true" table:show-details="true"/>
                <table:data-pilot-member table:name="885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2T10:30:38.396786618</dc:date>
    <meta:editing-duration>PT18H25M20S</meta:editing-duration>
    <meta:editing-cycles>2</meta:editing-cycles>
    <meta:generator>LibreOffice/6.4.7.2$Linux_X86_64 LibreOffice_project/40$Build-2</meta:generator>
    <meta:document-statistic meta:table-count="2" meta:cell-count="13980" meta:object-count="0"/>
  </office:meta>
</office:document-meta>
</file>